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master-page-name="Standard">
      <style:paragraph-properties style:page-number="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t;!DOCTYPE html&gt;</text:p>
      <text:p text:style-name="Standard">&lt;html lang="de"&gt;</text:p>
      <text:p text:style-name="Standard">&lt;head&gt;</text:p>
      <text:p text:style-name="Standard"><text:s text:c="4"/>&lt;meta charset="UTF-8"&gt;</text:p>
      <text:p text:style-name="Standard"><text:s text:c="4"/>&lt;meta name="viewport" content="width=device-width, initial-scale=1.0"&gt;</text:p>
      <text:p text:style-name="Standard"><text:s text:c="4"/>&lt;title&gt;Mihai Ponoran-Vintila - Transport-, Umzugs- und Entrümpelungsdienstleistungen&lt;/title&gt;</text:p>
      <text:p text:style-name="Standard"><text:s text:c="4"/>&lt;style&gt;</text:p>
      <text:p text:style-name="Standard"><text:s text:c="8"/>body { font-family: Arial, sans-serif; line-height: 1.6; margin: 20px; background-color: #f8f8f8; }</text:p>
      <text:p text:style-name="Standard"><text:s text:c="8"/>header { text-align: center; padding: 20px; background: #000; color: #ffcc00; }</text:p>
      <text:p text:style-name="Standard"><text:s text:c="8"/>section { margin-bottom: 20px; }</text:p>
      <text:p text:style-name="Standard"><text:s text:c="8"/>h1, h2 { color: #ffcc00; }</text:p>
      <text:p text:style-name="Standard"><text:s text:c="8"/>.calculator, .contact-form, .info-section { background: #fff; padding: 20px; border-radius: 8px; border: 1px solid #333; margin-bottom: 20px; }</text:p>
      <text:p text:style-name="Standard"><text:s text:c="8"/>.calculator input, .contact-form input, .contact-form textarea { margin-bottom: 10px; padding: 5px; width: 100%; }</text:p>
      <text:p text:style-name="Standard"><text:s text:c="8"/>.calculator button, .contact-form button, .info-button { padding: 10px; background: #000; color: #ffcc00; border: none; cursor: pointer; border-radius: 4px; }</text:p>
      <text:p text:style-name="Standard"><text:s text:c="8"/>.calculator button:hover, .contact-form button:hover, .info-button:hover { background: #555; }</text:p>
      <text:p text:style-name="Standard"><text:s text:c="8"/>.info-section { display: none; }</text:p>
      <text:p text:style-name="Standard"><text:s text:c="8"/>footer { text-align: center; padding: 20px; background: #000; color: #ffcc00; }</text:p>
      <text:p text:style-name="Standard"><text:s text:c="4"/>&lt;/style&gt;</text:p>
      <text:p text:style-name="Standard">&lt;/head&gt;</text:p>
      <text:p text:style-name="Standard">&lt;body&gt;</text:p>
      <text:p text:style-name="Standard"><text:soft-page-break/><text:s text:c="4"/>&lt;header&gt;</text:p>
      <text:p text:style-name="Standard"><text:s text:c="8"/>&lt;h1&gt;Mihai Ponoran-Vintila&lt;/h1&gt;</text:p>
      <text:p text:style-name="Standard"><text:s text:c="8"/>&lt;h2&gt;Transport-, Umzugs- und Entrümpelungsdienstleistungen&lt;/h2&gt;</text:p>
      <text:p text:style-name="Standard"><text:s text:c="4"/>&lt;/header&gt;</text:p>
      <text:p text:style-name="Standard"/>
      <text:p text:style-name="Standard"><text:s text:c="4"/>&lt;section&gt;</text:p>
      <text:p text:style-name="Standard"><text:s text:c="8"/>&lt;h2&gt;Über Uns&lt;/h2&gt;</text:p>
      <text:p text:style-name="Standard"><text:s text:c="8"/>&lt;p&gt;Wir bieten Transport-, Umzugs- und Entrümpelungsdienstleistungen an. Nutzen Sie unsere Online-Rechner, um die Kosten unserer Dienstleistungen zu schätzen.&lt;/p&gt;</text:p>
      <text:p text:style-name="Standard"><text:s text:c="4"/>&lt;/section&gt;</text:p>
      <text:p text:style-name="Standard"/>
      <text:p text:style-name="Standard"><text:s text:c="4"/>&lt;section&gt;</text:p>
      <text:p text:style-name="Standard"><text:s text:c="8"/>&lt;h2&gt;Kostenrechner&lt;/h2&gt;</text:p>
      <text:p text:style-name="Standard"/>
      <text:p text:style-name="Standard"><text:s text:c="8"/>&lt;div class="calculator"&gt;</text:p>
      <text:p text:style-name="Standard"><text:s text:c="12"/>&lt;h3&gt;Transport-Rechner&lt;/h3&gt;</text:p>
      <text:p text:style-name="Standard"><text:s text:c="12"/>&lt;label for="distance"&gt;Entfernung (km):&lt;/label&gt;</text:p>
      <text:p text:style-name="Standard"><text:s text:c="12"/>&lt;input type="number" id="distance" placeholder="Geben Sie die Entfernung ein"&gt;</text:p>
      <text:p text:style-name="Standard"><text:s text:c="12"/>&lt;button onclick="calculateTransport()"&gt;Berechnen&lt;/button&gt;</text:p>
      <text:p text:style-name="Standard"><text:s text:c="12"/>&lt;p id="transportCost"&gt;&lt;/p&gt;</text:p>
      <text:p text:style-name="Standard"><text:s text:c="8"/>&lt;/div&gt;</text:p>
      <text:p text:style-name="Standard"/>
      <text:p text:style-name="Standard"><text:soft-page-break/><text:s text:c="8"/>&lt;div class="calculator"&gt;</text:p>
      <text:p text:style-name="Standard"><text:s text:c="12"/>&lt;h3&gt;Umzugs-Rechner&lt;/h3&gt;</text:p>
      <text:p text:style-name="Standard"><text:s text:c="12"/>&lt;label for="rooms"&gt;Anzahl der Zimmer:&lt;/label&gt;</text:p>
      <text:p text:style-name="Standard"><text:s text:c="12"/>&lt;input type="number" id="rooms" placeholder="Geben Sie die Anzahl der Zimmer ein"&gt;</text:p>
      <text:p text:style-name="Standard"><text:s text:c="12"/>&lt;label for="distanceMove"&gt;Entfernung zwischen den Wohnungen (km):&lt;/label&gt;</text:p>
      <text:p text:style-name="Standard"><text:s text:c="12"/>&lt;input type="number" id="distanceMove" placeholder="Geben Sie die Entfernung ein"&gt;</text:p>
      <text:p text:style-name="Standard"><text:s text:c="12"/>&lt;label for="surface"&gt;Wohnfläche (m²):&lt;/label&gt;</text:p>
      <text:p text:style-name="Standard"><text:s text:c="12"/>&lt;input type="number" id="surface" placeholder="Geben Sie die Fläche ein"&gt;</text:p>
      <text:p text:style-name="Standard"><text:s text:c="12"/>&lt;label for="floors"&gt;Anzahl der Stockwerke:&lt;/label&gt;</text:p>
      <text:p text:style-name="Standard"><text:s text:c="12"/>&lt;input type="number" id="floors" placeholder="Geben Sie die Anzahl der Stockwerke ein"&gt;</text:p>
      <text:p text:style-name="Standard"><text:s text:c="12"/>&lt;label for="furnitureVolume"&gt;Möbelvolumen (m³):&lt;/label&gt;</text:p>
      <text:p text:style-name="Standard"><text:s text:c="12"/>&lt;input type="number" id="furnitureVolume" placeholder="Geben Sie das Volumen der Möbel ein"&gt;</text:p>
      <text:p text:style-name="Standard"><text:s text:c="12"/>&lt;label for="appliances"&gt;Anzahl der Wasch-/Trocknergeräte:&lt;/label&gt;</text:p>
      <text:p text:style-name="Standard"><text:s text:c="12"/>&lt;input type="number" id="appliances" placeholder="Geben Sie die Anzahl der Geräte ein"&gt;</text:p>
      <text:p text:style-name="Standard"><text:s text:c="12"/>&lt;button onclick="calculateMoving()"&gt;Berechnen&lt;/button&gt;</text:p>
      <text:p text:style-name="Standard"><text:s text:c="12"/>&lt;p id="movingCost"&gt;&lt;/p&gt;</text:p>
      <text:p text:style-name="Standard"><text:s text:c="8"/>&lt;/div&gt;</text:p>
      <text:p text:style-name="Standard"/>
      <text:p text:style-name="Standard"><text:s text:c="8"/>&lt;div class="calculator"&gt;</text:p>
      <text:p text:style-name="Standard"><text:s text:c="12"/>&lt;h3&gt;Entrümpelung-Rechner&lt;/h3&gt;</text:p>
      <text:p text:style-name="Standard"><text:s text:c="12"/>&lt;label for="weight"&gt;Gewicht (kg):&lt;/label&gt;</text:p>
      <text:p text:style-name="Standard"><text:soft-page-break/><text:s text:c="12"/>&lt;input type="number" id="weight" placeholder="Geben Sie das Gewicht ein"&gt;</text:p>
      <text:p text:style-name="Standard"><text:s text:c="12"/>&lt;button onclick="calculateClearing()"&gt;Berechnen&lt;/button&gt;</text:p>
      <text:p text:style-name="Standard"><text:s text:c="12"/>&lt;p id="clearingCost"&gt;&lt;/p&gt;</text:p>
      <text:p text:style-name="Standard"><text:s text:c="8"/>&lt;/div&gt;</text:p>
      <text:p text:style-name="Standard"><text:s text:c="4"/>&lt;/section&gt;</text:p>
      <text:p text:style-name="Standard"/>
      <text:p text:style-name="Standard"><text:s text:c="4"/>&lt;section&gt;</text:p>
      <text:p text:style-name="Standard"><text:s text:c="8"/>&lt;h2&gt;Kontakt&lt;/h2&gt;</text:p>
      <text:p text:style-name="Standard"><text:s text:c="8"/>&lt;p&gt;Für maßgeschneiderte Angebote, bitte beschreiben Sie uns alle Details und wir machen Ihnen innerhalb von 30 Minuten ein schnelles Angebot.&lt;/p&gt;</text:p>
      <text:p text:style-name="Standard"/>
      <text:p text:style-name="Standard"><text:s text:c="8"/>&lt;div class="contact-form"&gt;</text:p>
      <text:p text:style-name="Standard"><text:s text:c="12"/>&lt;h3&gt;Formular für Maßgeschneiderte Angebote&lt;/h3&gt;</text:p>
      <text:p text:style-name="Standard"><text:s text:c="12"/>&lt;label for="name"&gt;Name:&lt;/label&gt;</text:p>
      <text:p text:style-name="Standard"><text:s text:c="12"/>&lt;input type="text" id="name" placeholder="Geben Sie Ihren Namen ein"&gt;</text:p>
      <text:p text:style-name="Standard"><text:s text:c="12"/>&lt;label for="email"&gt;Email:&lt;/label&gt;</text:p>
      <text:p text:style-name="Standard"><text:s text:c="12"/>&lt;input type="email" id="email" placeholder="Geben Sie Ihre E-Mail-Adresse ein"&gt;</text:p>
      <text:p text:style-name="Standard"><text:s text:c="12"/>&lt;label for="details"&gt;Details:&lt;/label&gt;</text:p>
      <text:p text:style-name="Standard"><text:s text:c="12"/>&lt;textarea id="details" placeholder="Beschreiben Sie alle Details"&gt;&lt;/textarea&gt;</text:p>
      <text:p text:style-name="Standard"><text:s text:c="12"/>&lt;button onclick="submitForm()"&gt;Senden&lt;/button&gt;</text:p>
      <text:p text:style-name="Standard"><text:s text:c="8"/>&lt;/div&gt;</text:p>
      <text:p text:style-name="Standard"/>
      <text:p text:style-name="Standard"><text:soft-page-break/><text:s text:c="8"/>&lt;h3&gt;Bitte geben Sie die folgenden Informationen ein:&lt;/h3&gt;</text:p>
      <text:p text:style-name="Standard"><text:s text:c="8"/>&lt;ul&gt;</text:p>
      <text:p text:style-name="Standard"><text:s text:c="12"/>&lt;li&gt;Für Transport: Entfernung in km&lt;/li&gt;</text:p>
      <text:p text:style-name="Standard"><text:s text:c="12"/>&lt;li&gt;Für Umzüge: Anzahl der Zimmer, Entfernung zwischen den Wohnungen in km, Wohnfläche in m², Anzahl der Stockwerke, Möbelvolumen in m³, Anzahl der Wasch-/Trocknergeräte&lt;/li&gt;</text:p>
      <text:p text:style-name="Standard"><text:s text:c="12"/>&lt;li&gt;Für Entrümpelung: Gewicht in kg&lt;/li&gt;</text:p>
      <text:p text:style-name="Standard"><text:s text:c="8"/>&lt;/ul&gt;</text:p>
      <text:p text:style-name="Standard"><text:s text:c="4"/>&lt;/section&gt;</text:p>
      <text:p text:style-name="Standard"/>
      <text:p text:style-name="Standard"><text:s text:c="4"/>&lt;section&gt;</text:p>
      <text:p text:style-name="Standard"><text:s text:c="8"/>&lt;button class="info-button" onclick="toggleInfo()"&gt;Impressum, GBR, Datenschutz&lt;/button&gt;</text:p>
      <text:p text:style-name="Standard"><text:s text:c="8"/>&lt;div class="info-section" id="infoSection"&gt;</text:p>
      <text:p text:style-name="Standard"><text:s text:c="12"/>&lt;h2&gt;Impressum&lt;/h2&gt;</text:p>
      <text:p text:style-name="Standard"><text:s text:c="12"/>&lt;p&gt;Mihai Ponoran-Vintila&lt;/p&gt;</text:p>
      <text:p text:style-name="Standard"><text:s text:c="12"/>&lt;p&gt;Telefon: 015510077330&lt;/p&gt;</text:p>
      <text:p text:style-name="Standard"><text:s text:c="12"/>&lt;p&gt;Email: gmpv1993@gmail.com&lt;/p&gt;</text:p>
      <text:p text:style-name="Standard"><text:s text:c="12"/>&lt;p&gt;GBR&lt;/p&gt;</text:p>
      <text:p text:style-name="Standard"><text:s text:c="12"/>&lt;h3&gt;Datenschutz&lt;/h3&gt;</text:p>
      <text:p text:style-name="Standard"><text:s text:c="12"/>&lt;p&gt;Wir nehmen den Schutz Ihrer persönlichen Daten sehr ernst und halten uns strikt an die Regeln der Datenschutzgesetze. Personenbezogene Daten werden auf dieser Webseite nur im technisch notwendigen Umfang erhoben. In keinem Fall werden die erhobenen Daten verkauft oder aus anderen Gründen an Dritte weitergegeben.&lt;/p&gt;</text:p>
      <text:p text:style-name="Standard"><text:s text:c="8"/>&lt;/div&gt;</text:p>
      <text:p text:style-name="Standard"><text:s text:c="4"/>&lt;/section&gt;</text:p>
      <text:p text:style-name="Standard"/>
      <text:p text:style-name="Standard"><text:soft-page-break/><text:s text:c="4"/>&lt;footer&gt;</text:p>
      <text:p text:style-name="Standard"><text:s text:c="8"/>&lt;p&gt;© 2024 Mihai Ponoran-Vintila. Alle Rechte vorbehalten.&lt;/p&gt;</text:p>
      <text:p text:style-name="Standard"><text:s text:c="4"/>&lt;/footer&gt;</text:p>
      <text:p text:style-name="Standard"/>
      <text:p text:style-name="Standard"><text:s text:c="4"/>&lt;script&gt;</text:p>
      <text:p text:style-name="Standard"><text:s text:c="8"/>function calculateTransport() {</text:p>
      <text:p text:style-name="Standard"><text:s text:c="12"/>const distance = document.getElementById('distance').value;</text:p>
      <text:p text:style-name="Standard"><text:s text:c="12"/>let cost = 0;</text:p>
      <text:p text:style-name="Standard"><text:s text:c="12"/>if (distance &lt;= 50) {</text:p>
      <text:p text:style-name="Standard"><text:s text:c="16"/>cost = distance * 2.20;</text:p>
      <text:p text:style-name="Standard"><text:s text:c="12"/>} else if (distance &lt;= 150) {</text:p>
      <text:p text:style-name="Standard"><text:s text:c="16"/>cost = 50 * 2.20 + (distance - 50) * 1.50;</text:p>
      <text:p text:style-name="Standard"><text:s text:c="12"/>} else {</text:p>
      <text:p text:style-name="Standard"><text:s text:c="16"/>cost = 50 * 2.20 + 100 * 1.50 + (distance - 150) * 1.00;</text:p>
      <text:p text:style-name="Standard"><text:s text:c="12"/>}</text:p>
      <text:p text:style-name="Standard"><text:s text:c="12"/>document.getElementById('transportCost').innerText = `Transportkosten: ${cost.toFixed(2)} €`;</text:p>
      <text:p text:style-name="Standard"><text:s text:c="8"/>}</text:p>
      <text:p text:style-name="Standard"/>
      <text:p text:style-name="Standard"><text:s text:c="8"/>function calculateMoving() {</text:p>
      <text:p text:style-name="Standard"><text:s text:c="12"/>const rooms = document.getElementById('rooms').value;</text:p>
      <text:p text:style-name="Standard"><text:s text:c="12"/>const distanceMove = document.getElementById('distanceMove').value;</text:p>
      <text:p text:style-name="Standard"><text:soft-page-break/><text:s text:c="12"/>const surface = document.getElementById('surface').value;</text:p>
      <text:p text:style-name="Standard"><text:s text:c="12"/>const floors = document.getElementById('floors').value;</text:p>
      <text:p text:style-name="Standard"><text:s text:c="12"/>const furnitureVolume = document.getElementById('furnitureVolume').value;</text:p>
      <text:p text:style-name="Standard"><text:s text:c="12"/>const appliances = document.getElementById('appliances').value;</text:p>
      <text:p text:style-name="Standard"/>
      <text:p text:style-name="Standard"><text:s text:c="12"/>const roomCost = rooms * 100;</text:p>
      <text:p text:style-name="Standard"><text:s text:c="12"/>const distanceCost = distanceMove * 2;</text:p>
      <text:p text:style-name="Standard"><text:s text:c="12"/>const surfaceCost = surface * 2;</text:p>
      <text:p text:style-name="Standard"><text:s text:c="12"/>const floorCost = floors * 15;</text:p>
      <text:p text:style-name="Standard"><text:s text:c="12"/>const furnitureCost = furnitureVolume * 35;</text:p>
      <text:p text:style-name="Standard"><text:s text:c="12"/>const applianceCost = appliances * 25;</text:p>
      <text:p text:style-name="Standard"/>
      <text:p text:style-name="Standard"><text:s text:c="12"/>const totalCost = roomCost + distanceCost + surfaceCost + floorCost + furnitureCost + applianceCost;</text:p>
      <text:p text:style-name="Standard"><text:s text:c="12"/>document.getElementById('movingCost').innerText = `Umzugskosten: ${totalCost.toFixed(2)} €`;</text:p>
      <text:p text:style-name="Standard"><text:s text:c="8"/>}</text:p>
      <text:p text:style-name="Standard"/>
      <text:p text:style-name="Standard"><text:s text:c="8"/>function calculateClearing() {</text:p>
      <text:p text:style-name="Standard"><text:s text:c="12"/>const weight = document.getElementById('weight').value;</text:p>
      <text:p text:style-name="Standard"><text:s text:c="12"/>let cost = 0;</text:p>
      <text:p text:style-name="Standard"><text:s text:c="12"/>if (weight &lt;= 200) {</text:p>
      <text:p text:style-name="Standard"><text:s text:c="16"/>cost = 290;</text:p>
      <text:p text:style-name="Standard"><text:soft-page-break/><text:s text:c="12"/>} else if (weight &lt;= 500) {</text:p>
      <text:p text:style-name="Standard"><text:s text:c="16"/>cost = 390;</text:p>
      <text:p text:style-name="Standard"><text:s text:c="12"/>} else {</text:p>
      <text:p text:style-name="Standard"><text:s text:c="16"/>cost = 560;</text:p>
      <text:p text:style-name="Standard"><text:s text:c="12"/>}</text:p>
      <text:p text:style-name="Standard"><text:s text:c="12"/>document.getElementById('clearingCost').innerText = `Entrümpelungskosten: ${cost.toFixed(2)} €`;</text:p>
      <text:p text:style-name="Standard"><text:s text:c="8"/>}</text:p>
      <text:p text:style-name="Standard"/>
      <text:p text:style-name="Standard"><text:s text:c="8"/>function submitForm() {</text:p>
      <text:p text:style-name="Standard"><text:s text:c="12"/>const name = document.getElementById('name').value;</text:p>
      <text:p text:style-name="Standard"><text:s text:c="12"/>const email = document.getElementById('email').value;</text:p>
      <text:p text:style-name="Standard"><text:s text:c="12"/>const details = document.getElementById('details').value;</text:p>
      <text:p text:style-name="Standard"/>
      <text:p text:style-name="Standard"><text:s text:c="12"/>if (name &amp;&amp; email &amp;&amp; details) {</text:p>
      <text:p text:style-name="Standard"><text:s text:c="16"/>alert(`Name: ${name}\nEmail: ${email}\nDetails: ${details}\n\nWir werden Ihnen innerhalb von 30 Minuten antworten.`);</text:p>
      <text:p text:style-name="Standard"><text:s text:c="12"/>} else {</text:p>
      <text:p text:style-name="Standard"><text:s text:c="16"/>alert('Bitte füllen Sie alle Felder aus.');</text:p>
      <text:p text:style-name="Standard"><text:s text:c="12"/>}</text:p>
      <text:p text:style-name="Standard"><text:s text:c="8"/>}</text:p>
      <text:p text:style-name="Standard"/>
      <text:p text:style-name="Standard"><text:s text:c="8"/>function toggleInfo() {</text:p>
      <text:p text:style-name="Standard"><text:soft-page-break/><text:s text:c="12"/>const infoSection = document.getElementById('infoSection');</text:p>
      <text:p text:style-name="Standard"><text:s text:c="12"/>if (infoSection.style.display === "none" || infoSection.style.display === "") {</text:p>
      <text:p text:style-name="Standard"><text:s text:c="16"/>infoSection.style.display = "block";</text:p>
      <text:p text:style-name="Standard"><text:s text:c="12"/>} else {</text:p>
      <text:p text:style-name="Standard"><text:s text:c="16"/>infoSection.style.display = "none";</text:p>
      <text:p text:style-name="Standard"><text:s text:c="12"/>}</text:p>
      <text:p text:style-name="Standard"><text:s text:c="8"/>}</text:p>
      <text:p text:style-name="Standard"><text:s text:c="4"/>&lt;/script&gt;</text:p>
      <text:p text:style-name="Standard">&lt;/body&gt;</text:p>
      <text:p text:style-name="Standard">&lt;/html&gt;</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ro"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ro"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9" meta:paragraph-count="159" meta:word-count="738" meta:character-count="8237" meta:non-whitespace-character-count="6122"/>
    <meta:generator>LibreOfficeDev/6.0.5.2$Linux_X86_64 LibreOffice_project/</meta:generator>
  </office:meta>
</office:document-meta>
</file>